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896cm" style:rel-column-width="15020*"/>
    </style:style>
    <style:style style:name="Tabella1.B" style:family="table-column">
      <style:table-column-properties style:column-width="7.913cm" style:rel-column-width="30503*"/>
    </style:style>
    <style:style style:name="Tabella1.C" style:family="table-column">
      <style:table-column-properties style:column-width="5.191cm" style:rel-column-width="20012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 Light" officeooo:rsid="000deded" officeooo:paragraph-rsid="000deded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officeooo:rsid="000deded" officeooo:paragraph-rsid="000dede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13a84d" officeooo:paragraph-rsid="0013a84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8pt" fo:font-weight="bold" officeooo:rsid="003dd1c5" officeooo:paragraph-rsid="003dd1c5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0349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a84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a84d" officeooo:paragraph-rsid="0013d51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3d51a" officeooo:paragraph-rsid="0014d59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745d8" officeooo:paragraph-rsid="001745d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b46ee" officeooo:paragraph-rsid="001c0c1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f052e" officeooo:paragraph-rsid="001f052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20781c" officeooo:paragraph-rsid="0020781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e6431" officeooo:paragraph-rsid="003e643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294f84" officeooo:paragraph-rsid="00294f84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Calibri Light" fo:font-size="30pt" officeooo:rsid="000deded" officeooo:paragraph-rsid="000deded" style:font-size-asian="30pt" style:font-size-complex="30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20pt" fo:font-weight="bold" officeooo:rsid="003dd1c5" officeooo:paragraph-rsid="003dd1c5" style:font-size-asian="17.5pt" style:font-weight-asian="bold" style:font-size-complex="20pt" style:font-weight-complex="bold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402fd0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0e212" officeooo:paragraph-rsid="0040e212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2968f" officeooo:paragraph-rsid="0042968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4f84" officeooo:paragraph-rsid="00294f84" style:font-size-asian="15.75pt" style:font-weight-asian="bold" style:font-size-complex="18pt" style:font-weight-complex="bold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18pt" fo:font-weight="bold" officeooo:rsid="0029c412" officeooo:paragraph-rsid="0029c412" style:font-size-asian="15.75pt" style:font-weight-asian="bold" style:font-size-complex="18pt" style:font-weight-complex="bold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break-before="page"/>
      <style:text-properties style:font-name="Calibri Light" fo:font-size="22pt" fo:font-weight="bold" officeooo:rsid="003dd1c5" officeooo:paragraph-rsid="003dd1c5" style:font-size-asian="22pt" style:font-weight-asian="bold" style:font-size-complex="2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 Light" fo:font-size="12pt" officeooo:rsid="002b3de0" officeooo:paragraph-rsid="002b3de0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Calibri Light" fo:font-size="12pt" officeooo:rsid="002c6c69" officeooo:paragraph-rsid="002c6c69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Calibri Light" fo:font-size="12pt" officeooo:rsid="002ceca8" officeooo:paragraph-rsid="002ceca8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Calibri Light" fo:font-size="12pt" officeooo:rsid="002e9658" officeooo:paragraph-rsid="002e9658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Calibri Light" fo:font-size="12pt" officeooo:rsid="002eb04c" officeooo:paragraph-rsid="002eb04c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Calibri Light" fo:font-size="12pt" officeooo:rsid="00301d9f" officeooo:paragraph-rsid="00301d9f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alibri Light" fo:font-size="12pt" officeooo:rsid="0031f195" officeooo:paragraph-rsid="0031f195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Calibri Light" fo:font-size="12pt" fo:font-weight="bold" officeooo:rsid="002b1264" officeooo:paragraph-rsid="002b1264" style:font-size-asian="10.5pt" style:font-weight-asian="bold" style:font-size-complex="12pt" style:font-weight-complex="bold"/>
    </style:style>
    <style:style style:name="P39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52412" officeooo:paragraph-rsid="00152412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10349d" officeooo:paragraph-rsid="001745d8" style:font-size-asian="10.5pt" style:font-weight-asian="normal" style:font-size-complex="12pt" style:font-weight-complex="normal"/>
    </style:style>
    <style:style style:name="P41" style:family="paragraph" style:parent-style-name="Standard" style:list-style-name="L4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47f35" officeooo:paragraph-rsid="00347f35" style:font-size-asian="10.5pt" style:font-weight-asian="normal" style:font-size-complex="12pt" style:font-weight-complex="normal"/>
    </style:style>
    <style:style style:name="P4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818bd" officeooo:paragraph-rsid="003818bd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39b55f" officeooo:paragraph-rsid="0039b55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02fd0" officeooo:paragraph-rsid="00402fd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5d3ec" officeooo:paragraph-rsid="0045d3e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weight="normal" officeooo:rsid="0042b4f2" officeooo:paragraph-rsid="0042968f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47f35" officeooo:paragraph-rsid="00347f35" style:font-size-asian="10.5pt" style:font-weight-asian="bold" style:font-size-complex="12pt" style:font-weight-complex="bold"/>
    </style:style>
    <style:style style:name="P48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Calibri Light" fo:font-size="12pt" fo:font-weight="bold" officeooo:rsid="003818bd" officeooo:paragraph-rsid="003818b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6pt" fo:font-weight="bold" officeooo:rsid="003e6431" officeooo:paragraph-rsid="00402fd0" style:font-size-asian="14pt" style:font-weight-asian="bold" style:font-size-complex="16pt" style:font-weight-complex="bold"/>
    </style:style>
    <style:style style:name="T1" style:family="text">
      <style:text-properties officeooo:rsid="0010349d"/>
    </style:style>
    <style:style style:name="T2" style:family="text">
      <style:text-properties officeooo:rsid="00190efe"/>
    </style:style>
    <style:style style:name="T3" style:family="text">
      <style:text-properties officeooo:rsid="001c0c14"/>
    </style:style>
    <style:style style:name="T4" style:family="text">
      <style:text-properties officeooo:rsid="001e95a7"/>
    </style:style>
    <style:style style:name="T5" style:family="text">
      <style:text-properties officeooo:rsid="001ed495"/>
    </style:style>
    <style:style style:name="T6" style:family="text">
      <style:text-properties officeooo:rsid="00220445"/>
    </style:style>
    <style:style style:name="T7" style:family="text">
      <style:text-properties officeooo:rsid="002eb04c"/>
    </style:style>
    <style:style style:name="T8" style:family="text">
      <style:text-properties style:font-name="Calibri Light"/>
    </style:style>
    <style:style style:name="T9" style:family="text">
      <style:text-properties style:font-name="Calibri Light" fo:font-size="12pt" fo:font-weight="normal" officeooo:rsid="003e6431" style:font-size-asian="10.5pt" style:font-weight-asian="normal" style:font-size-complex="12pt" style:font-weight-complex="normal"/>
    </style:style>
    <style:style style:name="T10" style:family="text">
      <style:text-properties style:font-name="Calibri Light" fo:font-size="12pt" fo:font-weight="normal" officeooo:rsid="00402fd0" style:font-size-asian="10.5pt" style:font-weight-asian="normal" style:font-size-complex="12pt" style:font-weight-complex="normal"/>
    </style:style>
    <style:style style:name="T11" style:family="text">
      <style:text-properties style:font-name="Calibri Light" officeooo:rsid="003e6431"/>
    </style:style>
    <style:style style:name="T12" style:family="text">
      <style:text-properties style:font-name="Calibri Light" officeooo:rsid="004233ef"/>
    </style:style>
    <style:style style:name="T13" style:family="text">
      <style:text-properties style:font-name="Calibri Light" officeooo:rsid="0042b38c"/>
    </style:style>
    <style:style style:name="T14" style:family="text">
      <style:text-properties style:font-name="Calibri Light" officeooo:rsid="0042b4f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2"/>
      <text:p text:style-name="P22"/>
      <text:p text:style-name="P22"/>
      <text:p text:style-name="P22">Relazione progetto Basi di Dati</text:p>
      <text:p text:style-name="P22">2016/2017</text:p>
      <text:p text:style-name="P22"/>
      <text:p text:style-name="P22"/>
      <text:p text:style-name="P22"/>
      <text:p text:style-name="P22"/>
      <text:p text:style-name="P22"/>
      <text:p text:style-name="P22">Davide Cortellucci</text:p>
      <text:p text:style-name="P22">MAT: 260321</text:p>
      <text:p text:style-name="P30">ANALISI DEI REQUISITI</text:p>
      <text:p text:style-name="P7"/>
      <text:p text:style-name="P7"/>
      <text:p text:style-name="P3">Requisiti espressi in linguaggio naturale</text:p>
      <text:p text:style-name="P3"/>
      <text:p text:style-name="P9">Si vuole implementare una piattaforma on-line per lo sviluppo di contatti professionali.</text:p>
      <text:p text:style-name="P9"/>
      <text:p text:style-name="P10">Lo scopo di tale piattaforma è di <text:span text:style-name="T1">consentire agli utenti registrati di mantenere una lista di persone conosciute e ritenute affidabili in ambito lavorativo.</text:span></text:p>
      <text:p text:style-name="P10"/>
      <text:p text:style-name="P11">Ciascun utente costituisce un nodo, le persone della lista vengono definite “connessioni” dell’utente all’interno della piattaforma. <text:span text:style-name="T1">La rete di contatti a disposizione dell’utente è costituita da tutte le connessioni dell’utente (“connessioni di primo grado”), <text:s/>da tutte le connessioni delle sue connessioni (“connessioni di secondo grado”) e da tutte le connessioni delle connessioni di secondo grado (“connessioni di terzo grado”).</text:span></text:p>
      <text:p text:style-name="P11"/>
      <text:p text:style-name="P12">Gli account utente possono essere di due tipi:</text:p>
      <text:list xml:id="list4245892405474629718" text:style-name="L1">
        <text:list-item>
          <text:p text:style-name="P39">account gratuito (utente cercatore di lavoro);</text:p>
        </text:list-item>
        <text:list-item>
          <text:p text:style-name="P39">account <text:span text:style-name="T2">a pagamento</text:span> (utente datore di lavoro).</text:p>
        </text:list-item>
      </text:list>
      <text:p text:style-name="P12"/>
      <text:p text:style-name="P14">Ad ogni utente è riservato uno spazio, <text:span text:style-name="T5">denominato “curriculum”,</text:span> atto a contenere <text:span text:style-name="T6">le sue informazioni</text:span> (<text:span text:style-name="T6">dati </text:span>anagraf<text:span text:style-name="T6">ici</text:span>, studi, professioni ricoperte, ecc.) e il curriculum <text:span text:style-name="T5">stesso</text:span>, <text:span text:style-name="T3">oltre alla presenza di un’area dedicata ai riconoscimenti e ai premi ottenuti.</text:span></text:p>
      <text:p text:style-name="P14"/>
      <text:p text:style-name="P16">Gli utenti hanno accesso ad una sezione “Offerte di lavoro”, che contiene le diverse richieste professionali.</text:p>
      <text:p text:style-name="P14"/>
      <text:p text:style-name="P15">Il servizio si distingue inoltre per la presenza di gruppi, <text:span text:style-name="T1">formati da utenti che hanno qualcosa in comune, come un particolare percorso di carriera lavorativa, interessi di business simili, una specifica provenienza geografica o altro.</text:span></text:p>
      <text:p text:style-name="P12"/>
      <text:p text:style-name="P13">Attraverso la piattaforma è possibile:</text:p>
      <text:p text:style-name="P8"/>
      <text:list xml:id="list8370682733158247365" text:style-name="L2">
        <text:list-item>
          <text:p text:style-name="P40">essere presentati a qualcuno che si desidera conoscere attraverso un contatto mutuo e affidabile;</text:p>
        </text:list-item>
        <text:list-item>
          <text:p text:style-name="P40">trovare offerte di lavoro, persone, opportunità di business con il supporto di qualcuno</text:p>
          <text:p text:style-name="P40">presente all’interno della propria lista di contatti o del proprio network;</text:p>
        </text:list-item>
        <text:list-item>
          <text:p text:style-name="P40">pubblicare offerte e ricercare potenziali candidati <text:span text:style-name="T4">(solo per i possessori di un account a pagamento);</text:span></text:p>
        </text:list-item>
        <text:list-item>
          <text:p text:style-name="P40"><text:span text:style-name="T4">consultare </text:span>tali offerte nella sezione Offerte di lavoro <text:span text:style-name="T4">(possessori di un account gratuito);</text:span></text:p>
        </text:list-item>
        <text:list-item>
          <text:p text:style-name="P40"><text:span text:style-name="T4">evidenziare</text:span> nel profilo personale le proprie abilità professionali e le competenze lavorative, oltre alle classiche informazioni presenti in un curriculum;</text:p>
        </text:list-item>
        <text:list-item>
          <text:p text:style-name="P40"><text:span text:style-name="T5">segnalare utenti con i quali si è collaborato</text:span> – collega, datore di lavoro o cliente – <text:span text:style-name="T5">al fine di </text:span>riconosce<text:span text:style-name="T5">rne</text:span> il talento, la preparazione, la professionalità.</text:p>
        </text:list-item>
      </text:list>
      <text:p text:style-name="P28">Glossario dei termini</text:p>
      <text:p text:style-name="P4"/>
      <text:p text:style-name="P4"/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38">Termine</text:p>
          </table:table-cell>
          <table:table-cell table:style-name="Tabella1.A1" office:value-type="string">
            <text:p text:style-name="P38">Descrizione</text:p>
          </table:table-cell>
          <table:table-cell table:style-name="Tabella1.C1" office:value-type="string">
            <text:p text:style-name="P38">Collegamenti</text:p>
          </table:table-cell>
        </table:table-row>
        <table:table-row>
          <table:table-cell table:style-name="Tabella1.A2" office:value-type="string">
            <text:p text:style-name="P31">Utente</text:p>
          </table:table-cell>
          <table:table-cell table:style-name="Tabella1.A2" office:value-type="string">
            <text:p text:style-name="P31">Persona che costituisce il database e vi interagisce. Può essere un datore di lavoro o un lavoratore semplice.</text:p>
          </table:table-cell>
          <table:table-cell table:style-name="Tabella1.C2" office:value-type="string">
            <text:p text:style-name="P36">Account, Contatti, Connessioni, Curriculum, Offerte, Gruppi</text:p>
          </table:table-cell>
        </table:table-row>
        <table:table-row>
          <table:table-cell table:style-name="Tabella1.A2" office:value-type="string">
            <text:p text:style-name="P35">Account</text:p>
          </table:table-cell>
          <table:table-cell table:style-name="Tabella1.A2" office:value-type="string">
            <text:p text:style-name="P35">Tipo di account dell’utente. Ne esistono due tipi, con diversi permessi: account a pagamento, account gratuito.</text:p>
          </table:table-cell>
          <table:table-cell table:style-name="Tabella1.C2" office:value-type="string">
            <text:p text:style-name="P35">Utente, Offerte</text:p>
          </table:table-cell>
        </table:table-row>
        <table:table-row>
          <table:table-cell table:style-name="Tabella1.A2" office:value-type="string">
            <text:p text:style-name="P32">Contatti</text:p>
          </table:table-cell>
          <table:table-cell table:style-name="Tabella1.A2" office:value-type="string">
            <text:p text:style-name="P32">Lista di contatti conosciuti e ritenuti affidabili dall’utente.</text:p>
          </table:table-cell>
          <table:table-cell table:style-name="Tabella1.C2" office:value-type="string">
            <text:p text:style-name="P36">Utente, Connessioni</text:p>
          </table:table-cell>
        </table:table-row>
        <table:table-row>
          <table:table-cell table:style-name="Tabella1.A2" office:value-type="string">
            <text:p text:style-name="P32">Connessioni</text:p>
          </table:table-cell>
          <table:table-cell table:style-name="Tabella1.A2" office:value-type="string">
            <text:p text:style-name="P33">Persone della lista di contatti dell’utente. Connessioni di primo, secondo e terzo grado costituiscono la rete di contatti di ciascun utente.</text:p>
          </table:table-cell>
          <table:table-cell table:style-name="Tabella1.C2" office:value-type="string">
            <text:p text:style-name="P33">Utente, Contatti</text:p>
          </table:table-cell>
        </table:table-row>
        <table:table-row>
          <table:table-cell table:style-name="Tabella1.A2" office:value-type="string">
            <text:p text:style-name="P34">Curriculum</text:p>
          </table:table-cell>
          <table:table-cell table:style-name="Tabella1.A2" office:value-type="string">
            <text:p text:style-name="P34">Profilo dell’utente. Questi può modificarlo inserendo i propri dati ed esperienze/competenze lavorative.</text:p>
          </table:table-cell>
          <table:table-cell table:style-name="Tabella1.C2" office:value-type="string">
            <text:p text:style-name="P36">Utente, Gruppi</text:p>
          </table:table-cell>
        </table:table-row>
        <table:table-row>
          <table:table-cell table:style-name="Tabella1.A2" office:value-type="string">
            <text:p text:style-name="P34">Offerte</text:p>
          </table:table-cell>
          <table:table-cell table:style-name="Tabella1.A2" office:value-type="string">
            <text:p text:style-name="P34">Lista di offerte di lavoro, consultabile dall’utente. <text:span text:style-name="T7">Solo utenti con account a pagamento possono modificarla.</text:span></text:p>
          </table:table-cell>
          <table:table-cell table:style-name="Tabella1.C2" office:value-type="string">
            <text:p text:style-name="P35">Utente, Account</text:p>
          </table:table-cell>
        </table:table-row>
        <table:table-row>
          <table:table-cell table:style-name="Tabella1.A2" office:value-type="string">
            <text:p text:style-name="P35">Gruppi</text:p>
          </table:table-cell>
          <table:table-cell table:style-name="Tabella1.A2" office:value-type="string">
            <text:p text:style-name="P35">Insieme di utenti con situazioni in comune.</text:p>
          </table:table-cell>
          <table:table-cell table:style-name="Tabella1.C2" office:value-type="string">
            <text:p text:style-name="P37">Utente, Curriculum</text:p>
          </table:table-cell>
        </table:table-row>
      </table:table>
      <text:p text:style-name="P19"/>
      <text:p text:style-name="P29">Lista delle operazioni</text:p>
      <text:p text:style-name="P5"/>
      <text:list xml:id="list2509669630406718489" text:style-name="L3">
        <text:list-item>
          <text:p text:style-name="P47">Aggiornamenti del database</text:p>
        </text:list-item>
      </text:list>
      <text:p text:style-name="P20"/>
      <text:list xml:id="list6716005572660055811" text:style-name="L4">
        <text:list-item>
          <text:p text:style-name="P41">Inserimento nuovo utente</text:p>
        </text:list-item>
        <text:list-item>
          <text:p text:style-name="P41">Eliminazione utente</text:p>
        </text:list-item>
        <text:list-item>
          <text:p text:style-name="P41">Modifica curriculum</text:p>
        </text:list-item>
        <text:list-item>
          <text:p text:style-name="P41">Segnalare collaborazione con utente, aggiungendolo così alla lista contatti</text:p>
        </text:list-item>
        <text:list-item>
          <text:p text:style-name="P41">Pubblicare offerte di lavoro (solo account a pagamento)</text:p>
        </text:list-item>
        <text:list-item>
          <text:p text:style-name="P41">Rimuovere offerte di lavoro (solo account a pagamento)</text:p>
        </text:list-item>
      </text:list>
      <text:p text:style-name="P17"/>
      <text:p text:style-name="P17"/>
      <text:list xml:id="list8315440409321005522" text:style-name="L5">
        <text:list-item>
          <text:p text:style-name="P48">Interrogazioni al database</text:p>
        </text:list-item>
      </text:list>
      <text:p text:style-name="P21"/>
      <text:list xml:id="list5742337260354507565" text:style-name="L6">
        <text:list-item>
          <text:p text:style-name="P42">Consultare tutti gli utenti</text:p>
        </text:list-item>
        <text:list-item>
          <text:p text:style-name="P42">Consultare dettagliatamente un utente</text:p>
        </text:list-item>
        <text:list-item>
          <text:p text:style-name="P42">Autenticazione utente (?)</text:p>
        </text:list-item>
        <text:list-item>
          <text:p text:style-name="P42">Consultare lista contatti</text:p>
        </text:list-item>
        <text:list-item>
          <text:p text:style-name="P42">Consultare gruppi</text:p>
        </text:list-item>
        <text:list-item>
          <text:p text:style-name="P43">Ricercare offerte di lavoro</text:p>
        </text:list-item>
        <text:list-item>
          <text:p text:style-name="P43">Ricercare utenti lavoratori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PROGETTAZIONE CONCETTUALE</text:p>
      <text:p text:style-name="P23"/>
      <text:p text:style-name="P23"/>
      <text:p text:style-name="P6">Rappresentazione concettuale dei dati</text:p>
      <text:p text:style-name="P6"/>
      <text:p text:style-name="P18">Ora è il momento di rappresentare i concetti a disposizione secondo le regole del modello E-R (Entity-Relationship), che è il modello concettuale scelto in questo caso.</text:p>
      <text:p text:style-name="P24"><text:span text:style-name="T9">In particolare si farà distinzione tra Entità ed Associazioni, </text:span><text:span text:style-name="T10">più i relativi attributi.</text:span></text:p>
      <text:p text:style-name="P44"/>
      <text:p text:style-name="P49">Entità</text:p>
      <text:p text:style-name="P49"/>
      <text:p text:style-name="P25"><text:span text:style-name="T11">P</text:span><text:span text:style-name="T8">er definizione, un’entità è un </text:span><text:span text:style-name="T12">costrutto</text:span><text:span text:style-name="T8"> che </text:span><text:span text:style-name="T12">rappresenta una classe di oggetti che hanno proprietà comuni ed esistenza autonoma all’interno dell’applicazione.</text:span></text:p>
      <text:p text:style-name="P27"><text:span text:style-name="T12">D</text:span><text:span text:style-name="T8">i seguito l’elenco delle entità presenti nel database in questione.</text:span></text:p>
      <text:p text:style-name="P45"/>
      <text:p text:style-name="P45"/>
      <text:p text:style-name="P49"/>
      <text:p text:style-name="P49">Associazioni</text:p>
      <text:p text:style-name="P49"/>
      <text:p text:style-name="P26"><text:span text:style-name="T11">U</text:span><text:span text:style-name="T8">n’associazione (o Relazione, dall’inglese “relationship”) rappresenta un legame logico, </text:span><text:span text:style-name="T13">significativo per l’applicazione d’interesse,</text:span><text:span text:style-name="T8"> tra due o più entità. </text:span><text:span text:style-name="T14">E’ possibile avere associazioni ricorsive, cioè tra un’entità e se stessa, o stabilire i ruoli delle entità coinvolte nell’associazione stessa, avendo così una associazione asimmetrica.</text:span>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7:42:35.296000000</meta:creation-date>
    <dc:date>2017-08-11T15:57:43.446000000</dc:date>
    <meta:editing-duration>PT3H41M7S</meta:editing-duration>
    <meta:editing-cycles>46</meta:editing-cycles>
    <meta:generator>LibreOffice/5.2.2.2$Windows_x86 LibreOffice_project/8f96e87c890bf8fa77463cd4b640a2312823f3ad</meta:generator>
    <meta:document-statistic meta:table-count="1" meta:image-count="0" meta:object-count="0" meta:page-count="5" meta:paragraph-count="73" meta:word-count="674" meta:character-count="4745" meta:non-whitespace-character-count="4165"/>
  </office:meta>
</office:document-meta>
</file>